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9a1072" officeooo:paragraph-rsid="009a1072"/>
    </style:style>
    <style:style style:name="P2" style:family="paragraph" style:parent-style-name="text" style:list-style-name="L5">
      <style:text-properties officeooo:rsid="009b73da" officeooo:paragraph-rsid="009b73da"/>
    </style:style>
    <style:style style:name="P3" style:family="paragraph" style:parent-style-name="text" style:list-style-name="L5">
      <style:text-properties officeooo:rsid="009b941d" officeooo:paragraph-rsid="009b94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Česká Moderna</text:p>
      <text:list xml:id="list2145666807" text:style-name="L5">
        <text:list-item>
          <text:p text:style-name="P2">časopis Rozhledy: Manifest České moderny</text:p>
          <text:list>
            <text:list-item>
              <text:list>
                <text:list-item>
                  <text:p text:style-name="P2">Umělecký okruh</text:p>
                  <text:list>
                    <text:list-item>
                      <text:p text:style-name="P2">tvůrci mají právo na individuální vyjadřování, svobodný, nikomu nepodřizovaný pohled</text:p>
                    </text:list-item>
                    <text:list-item>
                      <text:p text:style-name="P2">individualita autora → různorodost</text:p>
                    </text:list-item>
                    <text:list-item>
                      <text:p text:style-name="P2">Proudění nových vlivů (rozšíření obrazů – ne však napodobování)</text:p>
                    </text:list-item>
                  </text:list>
                </text:list-item>
                <text:list-item>
                  <text:p text:style-name="P2">Politika, společnost</text:p>
                  <text:list>
                    <text:list-item>
                      <text:p text:style-name="P2">nediskriminace menšin, tolerantní soužití</text:p>
                    </text:list-item>
                    <text:list-item>
                      <text:p text:style-name="P2">soc. Problematika – dělnická otázka</text:p>
                    </text:list-item>
                  </text:list>
                </text:list-item>
                <text:list-item>
                  <text:p text:style-name="P2">Šleihar</text:p>
                </text:list-item>
                <text:list-item>
                  <text:p text:style-name="P2">Antonín sova</text:p>
                </text:list-item>
                <text:list-item>
                  <text:p text:style-name="P2">Otokar Březina</text:p>
                </text:list-item>
                <text:list-item>
                  <text:p text:style-name="P2">Josef Svatopluk Machar</text:p>
                  <text:list>
                    <text:list-item>
                      <text:p text:style-name="P3">Ocenil Nerudovu tvorbu jako nadčasovou</text:p>
                    </text:list-item>
                    <text:list-item>
                      <text:p text:style-name="P3">Nepsal metaforicky – ne symbolismus, impresionismus</text:p>
                    </text:list-item>
                    <text:list-item>
                      <text:p text:style-name="P3">realistický, civilní pohled</text:p>
                    </text:list-item>
                    <text:list-item>
                      <text:p text:style-name="P3">Zde by měli kvést růže</text:p>
                      <text:list>
                        <text:list-item>
                          <text:p text:style-name="P3">sbírka</text:p>
                        </text:list-item>
                        <text:list-item>
                          <text:p text:style-name="P3">hlavní postavy – ženy</text:p>
                        </text:list-item>
                        <text:list-item>
                          <text:p text:style-name="P3">kritika spol. Neduh a poměrů</text:p>
                        </text:list-item>
                        <text:list-item>
                          <text:p text:style-name="P3">9 příběhů</text:p>
                        </text:list-item>
                      </text:list>
                    </text:list-item>
                    <text:list-item>
                      <text:p text:style-name="P3">Magdalena</text:p>
                      <text:list>
                        <text:list-item>
                          <text:p text:style-name="P3">román ve verších</text:p>
                        </text:list-item>
                        <text:list-item>
                          <text:p text:style-name="P3">prostitutka</text:p>
                        </text:list-item>
                        <text:list-item>
                          <text:p text:style-name="P3">nemá šanci se dostat výše na spol. žebříčku</text:p>
                        </text:list-item>
                      </text:list>
                    </text:list-item>
                    <text:list-item>
                      <text:p text:style-name="P3">Tristium Vindobona</text:p>
                      <text:list>
                        <text:list-item>
                          <text:p text:style-name="P3">= Žalozpěvy z Vídně</text:p>
                        </text:list-item>
                        <text:list-item>
                          <text:p text:style-name="P3">politická lyrika</text:p>
                        </text:list-item>
                        <text:list-item>
                          <text:p text:style-name="P3">Ironie, Sarkasmus</text:p>
                        </text:list-item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27T11:28:29.981738904</dc:date>
    <meta:editing-duration>P3DT2H4M33S</meta:editing-duration>
    <meta:editing-cycles>64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30" meta:character-count="779" meta:non-whitespace-character-count="703"/>
  </office:meta>
</office:document-meta>
</file>